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0" svg:font-family="CMR10"/>
    <style:font-face style:name="CMSL10" svg:font-family="CMSL10"/>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fo:language="de" fo:country="AT" style:font-size-asian="12pt" style:font-size-complex="12pt"/>
    </style:style>
    <style:style style:name="P2" style:family="paragraph" style:parent-style-name="Standard" style:list-style-name="">
      <style:paragraph-properties fo:text-align="start" style:justify-single-word="false" style:text-autospace="none"/>
      <style:text-properties style:font-name="Times New Roman" fo:font-size="12pt" fo:language="de" fo:country="AT" style:font-size-asian="12pt" style:font-size-complex="12pt"/>
    </style:style>
    <style:style style:name="P3" style:family="paragraph" style:parent-style-name="Standard">
      <style:text-properties style:font-name="Times New Roman" fo:font-size="12pt" fo:language="de" fo:country="AT" style:font-name-asian="CMR10" style:font-size-asian="12pt" style:font-name-complex="CMR10" style:font-size-complex="12pt"/>
    </style:style>
    <style:style style:name="P4" style:family="paragraph" style:parent-style-name="Standard" style:list-style-name="">
      <style:paragraph-properties fo:text-align="start" style:justify-single-word="false" style:text-autospace="none"/>
      <style:text-properties style:font-name="Times New Roman" fo:font-size="12pt" fo:language="de" fo:country="AT" style:font-name-asian="CMR10" style:font-size-asian="12pt" style:font-name-complex="CMR10" style:font-size-complex="12pt"/>
    </style:style>
    <style:style style:name="P5" style:family="paragraph" style:parent-style-name="Standard" style:list-style-name="L2">
      <style:paragraph-properties fo:text-align="start" style:justify-single-word="false" style:text-autospace="none"/>
      <style:text-properties style:font-name="Times New Roman" fo:font-size="12pt" fo:language="de" fo:country="AT" style:font-name-asian="CMR10" style:font-size-asian="12pt" style:font-name-complex="CMR10" style:font-size-complex="12pt"/>
    </style:style>
    <style:style style:name="P6" style:family="paragraph" style:parent-style-name="Standard" style:list-style-name="L1">
      <style:paragraph-properties fo:text-align="start" style:justify-single-word="false" style:text-autospace="none"/>
      <style:text-properties style:font-name="Times New Roman" fo:font-size="12pt" fo:language="de" fo:country="AT" style:font-name-asian="CMR10" style:font-size-asian="12pt" style:font-name-complex="CMR10" style:font-size-complex="12pt"/>
    </style:style>
    <style:style style:name="P7" style:family="paragraph" style:parent-style-name="Standard">
      <style:paragraph-properties fo:text-align="start" style:justify-single-word="false" style:text-autospace="none"/>
      <style:text-properties style:font-name="Times New Roman" fo:font-size="12pt" fo:language="de" fo:country="AT" style:font-name-asian="CMR10" style:font-size-asian="12pt" style:font-name-complex="CMR10" style:font-size-complex="12pt"/>
    </style:style>
    <style:style style:name="P8" style:family="paragraph" style:parent-style-name="Standard" style:list-style-name="L3">
      <style:paragraph-properties fo:text-align="start" style:justify-single-word="false" style:text-autospace="none"/>
    </style:style>
    <style:style style:name="P9" style:family="paragraph" style:parent-style-name="Standard">
      <style:text-properties fo:language="de" fo:country="AT"/>
    </style:style>
    <style:style style:name="T1" style:family="text">
      <style:text-properties style:font-name-asian="CMR10" style:font-name-complex="CMR10"/>
    </style:style>
    <style:style style:name="T2" style:family="text">
      <style:text-properties style:font-name="Times New Roman" fo:font-size="12pt" style:font-name-asian="CMR10" style:font-size-asian="12pt" style:font-name-complex="CMR10" style:font-size-complex="12pt"/>
    </style:style>
    <style:style style:name="T3" style:family="text">
      <style:text-properties style:font-name="Times New Roman" fo:font-size="12pt" fo:language="de" fo:country="AT" style:font-name-asian="CMR10" style:font-size-asian="12pt" style:font-name-complex="CMR10" style:font-size-complex="12pt"/>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ktor Arbeit von Thomas Oswald</text:p>
      <text:p text:style-name="P9"/>
      <text:p text:style-name="P9">Titel: Antennas in plasma: numerical calculation</text:p>
      <text:p text:style-name="P9"/>
      <text:p text:style-name="P9">Zusammenfassung :</text:p>
      <text:p text:style-name="P9"/>
      <text:p text:style-name="P9">Fernerkundung ist ein Terminus, der das Verfahren beschreibt, Messdaten von einer entfernten Stellen aus zu erlangen. In der Weltraumforschung wird Fernerkundung in großem Maße benutzt. Aufgrund der großen Entfernungen und lebensfeindlichen Umweltbedingungen ist es oft der einzige Weg, zu den gewünschten Daten zu gelangen. Die Methoden der Fernerkundung machen sich oft die Eigenschaften von elektromagnetischen, und anderen, Plasma-wellen zu Nutze, die mit Hilfe von Antennen gesendet und empfangen werden.</text:p>
      <text:p text:style-name="P9"/>
      <text:p text:style-name="P1"><text:span text:style-name="T1">Antennen können als Schnittstelle zwischen freier und geführter Wellenausbreitung gesehen werden. Zusätzlich tritt eine Konvertierung des Wellenausbreitungsmodus auf, wenn Plasma-wellen empfangen oder angeregt werden. Auf Raumsonden gibt es gewöhnlich 2 Arten von Antennen. Die einen sind Parabolantennen, die zur Kommunikation verwendet werden, die anderen sind wissenschaftliche Antennen. Wissenschaftliche Antennen, oft Monopolantennen, haben den Empfang natürlicher Strahlung zur Aufgabe. Die Analyse der, von solchen Antennen empfangenen, Strahlung gibt Aufschluss über die physikalischen Prozesse, durch die diese Wellen entstanden sind.</text:span></text:p>
      <text:p text:style-name="P3"/>
      <text:p text:style-name="P3">Um eine korrekte Interpretation der empfangenen Strahlung zu gewährleisten, müssen die genauen Empfangseigenschaften der Antenne bekannt sein. Leider ist das Empfangsverhalten solcher Antennen oft anders, als die Antennengeometrie intuitiv erwarten ließe. Grund dafür sind die Einflüsse des Raumsondenkörpers, sowie des umgebenden Plasmas.</text:p>
      <text:p text:style-name="P3"/>
      <text:p text:style-name="P4">Das Verfahren zur Bestimmung der Parameter, welche die Eigenschaften einer Antenne beschreiben, nennt sich Antennenkalibration. Es gibt 4 bekannte Verfahren:</text:p>
      <text:p text:style-name="P4"/>
      <text:list xml:id="list39132601" text:style-name="L3">
        <text:list-item>
          <text:p text:style-name="P8"><text:span text:style-name="T3">Die numerische Methode.</text:span></text:p>
        </text:list-item>
        <text:list-item>
          <text:p text:style-name="P8"><text:span text:style-name="T3">Die Rheometrie, eine Experimentelle Methode.</text:span></text:p>
        </text:list-item>
        <text:list-item>
          <text:p text:style-name="P8"><text:span text:style-name="T3">Eine weitere experimentelle Methode in einer sogenannten „anechoic chamber“.</text:span></text:p>
        </text:list-item>
        <text:list-item>
          <text:p text:style-name="P8"><text:span text:style-name="T3">Eine Kalibrierung im Flug mit Hilfe von bekannter Strahlung.</text:span></text:p>
        </text:list-item>
      </text:list>
      <text:p text:style-name="P4"/>
      <text:p text:style-name="P7">Die 4 Methoden ergänzen einander und sind in Kombination anzuwenden um Antenneneigenschaften zu eruieren und die Ergebnisse zu validieren. Der Inhalt dieser Doktorarbeit ist auf die numerische Antennenkalibration anwendbar. Es gibt verschiedene Methoden empfangende oder sendende Antennen numerisch zu simulieren, wobei die Methode der Wahl dieser Arbeit die sogenannte Momentenmethode ist, auch „method of moments“ (MoM) genannt.</text:p>
      <text:list xml:id="list37632925" text:style-name="L1">
        <text:list-header>
          <text:p text:style-name="P6"/>
        </text:list-header>
      </text:list>
      <text:p text:style-name="P4">Die Eigenschaften einer Raumsondenantenne werden auch vom Plasma beeinflusst, welches Raumsonde und Antenne um-strömt. Das Ziel dieser Doktorarbeit ist es, zu zeigen wie Plasma Effekte in die numerische Antennenberechnung eingebaut werden können. Zuerst wird die theoretische Grundlage aufgebaut. 2 Verschiedene Methoden werden aufgezeigt, wie man Plasma Effekte berücksichtigen kann. Anschließend werden beide Methoden bei praktischen Berechnungen angewandt, bei der der Effekt von Plasma auf die Antenneneigenschaften von einem Dipol und einem gesamten Raumsondenantennensystem untersucht wird.</text:p>
      <text:p text:style-name="P4"/>
      <text:p text:style-name="P4"/>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0" svg:font-family="CMR10"/>
    <style:font-face style:name="CMSL10" svg:font-family="CMSL10"/>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Thomas Oswald</meta:initial-creator>
    <meta:creation-date>2005-10-21T15:08:10</meta:creation-date>
    <dc:date>2010-09-28T19:12:04.87</dc:date>
    <dc:language>de-DE</dc:language>
    <meta:editing-cycles>12</meta:editing-cycles>
    <meta:editing-duration>PT02H56M26S</meta:editing-duration>
    <meta:print-date>2010-09-27T17:10:03.27</meta:print-date>
    <meta:document-statistic meta:table-count="0" meta:image-count="0" meta:object-count="0" meta:page-count="1" meta:paragraph-count="13" meta:word-count="386" meta:character-count="2981"/>
    <meta:user-defined meta:name="Info 1"/>
    <meta:user-defined meta:name="Info 2"/>
    <meta:user-defined meta:name="Info 3"/>
    <meta:user-defined meta:name="Info 4"/>
  </office:meta>
</office:document-meta>
</file>